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2p3" table:style-name="ta1">
        <table:shapes>
          <draw:frame draw:z-index="0" draw:style-name="gr1" draw:text-style-name="P1" svg:width="16.012cm" svg:height="8.995cm" svg:x="6.885cm" svg:y="2.691cm">
            <draw:object draw:notify-on-update-of-ranges="exp2p3.B1:exp2p3.B1 exp2p3.B2:exp2p3.B109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4" calcext:value-type="float">
            <text:p>7,04</text:p>
          </table:table-cell>
          <table:table-cell office:value-type="float" office:value="1693529903457" calcext:value-type="float">
            <text:p>169352990345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7" calcext:value-type="float">
            <text:p>7,07</text:p>
          </table:table-cell>
          <table:table-cell office:value-type="float" office:value="1693529903495" calcext:value-type="float">
            <text:p>1693529903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2" calcext:value-type="float">
            <text:p>7,22</text:p>
          </table:table-cell>
          <table:table-cell office:value-type="float" office:value="1693529903595" calcext:value-type="float">
            <text:p>1693529903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4" calcext:value-type="float">
            <text:p>7,24</text:p>
          </table:table-cell>
          <table:table-cell office:value-type="float" office:value="1693529903695" calcext:value-type="float">
            <text:p>1693529903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4" calcext:value-type="float">
            <text:p>7,24</text:p>
          </table:table-cell>
          <table:table-cell office:value-type="float" office:value="1693529903795" calcext:value-type="float">
            <text:p>1693529903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3" calcext:value-type="float">
            <text:p>7,23</text:p>
          </table:table-cell>
          <table:table-cell office:value-type="float" office:value="1693529903895" calcext:value-type="float">
            <text:p>1693529903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7" calcext:value-type="float">
            <text:p>7,27</text:p>
          </table:table-cell>
          <table:table-cell office:value-type="float" office:value="1693529903995" calcext:value-type="float">
            <text:p>1693529903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04095" calcext:value-type="float">
            <text:p>1693529904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04195" calcext:value-type="float">
            <text:p>1693529904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04295" calcext:value-type="float">
            <text:p>1693529904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5" calcext:value-type="float">
            <text:p>6,85</text:p>
          </table:table-cell>
          <table:table-cell office:value-type="float" office:value="1693529904395" calcext:value-type="float">
            <text:p>1693529904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29904495" calcext:value-type="float">
            <text:p>1693529904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3" calcext:value-type="float">
            <text:p>6,83</text:p>
          </table:table-cell>
          <table:table-cell office:value-type="float" office:value="1693529904595" calcext:value-type="float">
            <text:p>1693529904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04695" calcext:value-type="float">
            <text:p>1693529904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04795" calcext:value-type="float">
            <text:p>1693529904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04895" calcext:value-type="float">
            <text:p>1693529904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04995" calcext:value-type="float">
            <text:p>1693529904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05095" calcext:value-type="float">
            <text:p>1693529905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7" calcext:value-type="float">
            <text:p>7,27</text:p>
          </table:table-cell>
          <table:table-cell office:value-type="float" office:value="1693529905195" calcext:value-type="float">
            <text:p>1693529905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05295" calcext:value-type="float">
            <text:p>1693529905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58" calcext:value-type="float">
            <text:p>7,58</text:p>
          </table:table-cell>
          <table:table-cell office:value-type="float" office:value="1693529905395" calcext:value-type="float">
            <text:p>1693529905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05495" calcext:value-type="float">
            <text:p>1693529905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05595" calcext:value-type="float">
            <text:p>1693529905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05695" calcext:value-type="float">
            <text:p>1693529905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9" calcext:value-type="float">
            <text:p>7,09</text:p>
          </table:table-cell>
          <table:table-cell office:value-type="float" office:value="1693529905795" calcext:value-type="float">
            <text:p>1693529905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4" calcext:value-type="float">
            <text:p>6,84</text:p>
          </table:table-cell>
          <table:table-cell office:value-type="float" office:value="1693529905895" calcext:value-type="float">
            <text:p>1693529905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4" calcext:value-type="float">
            <text:p>6,84</text:p>
          </table:table-cell>
          <table:table-cell office:value-type="float" office:value="1693529905995" calcext:value-type="float">
            <text:p>1693529905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43" calcext:value-type="float">
            <text:p>7,43</text:p>
          </table:table-cell>
          <table:table-cell office:value-type="float" office:value="1693529906095" calcext:value-type="float">
            <text:p>1693529906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06195" calcext:value-type="float">
            <text:p>1693529906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06295" calcext:value-type="float">
            <text:p>1693529906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6" calcext:value-type="float">
            <text:p>7,06</text:p>
          </table:table-cell>
          <table:table-cell office:value-type="float" office:value="1693529906395" calcext:value-type="float">
            <text:p>1693529906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4" calcext:value-type="float">
            <text:p>6,84</text:p>
          </table:table-cell>
          <table:table-cell office:value-type="float" office:value="1693529906495" calcext:value-type="float">
            <text:p>1693529906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06595" calcext:value-type="float">
            <text:p>1693529906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06695" calcext:value-type="float">
            <text:p>1693529906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06795" calcext:value-type="float">
            <text:p>1693529906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06895" calcext:value-type="float">
            <text:p>1693529906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06995" calcext:value-type="float">
            <text:p>1693529906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07095" calcext:value-type="float">
            <text:p>1693529907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07195" calcext:value-type="float">
            <text:p>1693529907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07295" calcext:value-type="float">
            <text:p>1693529907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07395" calcext:value-type="float">
            <text:p>1693529907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07495" calcext:value-type="float">
            <text:p>1693529907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07595" calcext:value-type="float">
            <text:p>1693529907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07695" calcext:value-type="float">
            <text:p>1693529907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07795" calcext:value-type="float">
            <text:p>1693529907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07895" calcext:value-type="float">
            <text:p>1693529907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07995" calcext:value-type="float">
            <text:p>1693529907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08095" calcext:value-type="float">
            <text:p>1693529908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08195" calcext:value-type="float">
            <text:p>1693529908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08295" calcext:value-type="float">
            <text:p>1693529908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29908395" calcext:value-type="float">
            <text:p>1693529908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08495" calcext:value-type="float">
            <text:p>1693529908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08595" calcext:value-type="float">
            <text:p>1693529908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08695" calcext:value-type="float">
            <text:p>1693529908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08795" calcext:value-type="float">
            <text:p>1693529908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08895" calcext:value-type="float">
            <text:p>1693529908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08995" calcext:value-type="float">
            <text:p>1693529908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8" calcext:value-type="float">
            <text:p>7,08</text:p>
          </table:table-cell>
          <table:table-cell office:value-type="float" office:value="1693529909095" calcext:value-type="float">
            <text:p>1693529909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09195" calcext:value-type="float">
            <text:p>1693529909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09295" calcext:value-type="float">
            <text:p>1693529909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09395" calcext:value-type="float">
            <text:p>1693529909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09495" calcext:value-type="float">
            <text:p>1693529909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09595" calcext:value-type="float">
            <text:p>1693529909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09695" calcext:value-type="float">
            <text:p>1693529909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09795" calcext:value-type="float">
            <text:p>1693529909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4" calcext:value-type="float">
            <text:p>7,04</text:p>
          </table:table-cell>
          <table:table-cell office:value-type="float" office:value="1693529909895" calcext:value-type="float">
            <text:p>1693529909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9" calcext:value-type="float">
            <text:p>7,09</text:p>
          </table:table-cell>
          <table:table-cell office:value-type="float" office:value="1693529909995" calcext:value-type="float">
            <text:p>1693529909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10095" calcext:value-type="float">
            <text:p>1693529910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10195" calcext:value-type="float">
            <text:p>1693529910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10295" calcext:value-type="float">
            <text:p>1693529910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10395" calcext:value-type="float">
            <text:p>1693529910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6" calcext:value-type="float">
            <text:p>6,86</text:p>
          </table:table-cell>
          <table:table-cell office:value-type="float" office:value="1693529910495" calcext:value-type="float">
            <text:p>1693529910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10595" calcext:value-type="float">
            <text:p>1693529910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10695" calcext:value-type="float">
            <text:p>1693529910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10795" calcext:value-type="float">
            <text:p>1693529910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10895" calcext:value-type="float">
            <text:p>1693529910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10995" calcext:value-type="float">
            <text:p>1693529910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11095" calcext:value-type="float">
            <text:p>1693529911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11195" calcext:value-type="float">
            <text:p>1693529911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11295" calcext:value-type="float">
            <text:p>1693529911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11395" calcext:value-type="float">
            <text:p>1693529911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11495" calcext:value-type="float">
            <text:p>1693529911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11595" calcext:value-type="float">
            <text:p>1693529911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11695" calcext:value-type="float">
            <text:p>1693529911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11795" calcext:value-type="float">
            <text:p>1693529911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11895" calcext:value-type="float">
            <text:p>1693529911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11995" calcext:value-type="float">
            <text:p>1693529911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12095" calcext:value-type="float">
            <text:p>1693529912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12195" calcext:value-type="float">
            <text:p>1693529912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12295" calcext:value-type="float">
            <text:p>1693529912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12395" calcext:value-type="float">
            <text:p>1693529912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12495" calcext:value-type="float">
            <text:p>1693529912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12595" calcext:value-type="float">
            <text:p>1693529912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12695" calcext:value-type="float">
            <text:p>1693529912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6" calcext:value-type="float">
            <text:p>6,86</text:p>
          </table:table-cell>
          <table:table-cell office:value-type="float" office:value="1693529912795" calcext:value-type="float">
            <text:p>1693529912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12895" calcext:value-type="float">
            <text:p>1693529912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12995" calcext:value-type="float">
            <text:p>1693529912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13095" calcext:value-type="float">
            <text:p>1693529913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4" calcext:value-type="float">
            <text:p>7,04</text:p>
          </table:table-cell>
          <table:table-cell office:value-type="float" office:value="1693529913195" calcext:value-type="float">
            <text:p>1693529913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13295" calcext:value-type="float">
            <text:p>1693529913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13395" calcext:value-type="float">
            <text:p>1693529913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13495" calcext:value-type="float">
            <text:p>1693529913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13595" calcext:value-type="float">
            <text:p>1693529913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13695" calcext:value-type="float">
            <text:p>1693529913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13795" calcext:value-type="float">
            <text:p>1693529913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4" calcext:value-type="float">
            <text:p>7,04</text:p>
          </table:table-cell>
          <table:table-cell office:value-type="float" office:value="1693529913895" calcext:value-type="float">
            <text:p>1693529913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13995" calcext:value-type="float">
            <text:p>1693529913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6" calcext:value-type="float">
            <text:p>6,86</text:p>
          </table:table-cell>
          <table:table-cell office:value-type="float" office:value="1693529914095" calcext:value-type="float">
            <text:p>1693529914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14195" calcext:value-type="float">
            <text:p>1693529914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14295" calcext:value-type="float">
            <text:p>1693529914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14395" calcext:value-type="float">
            <text:p>1693529914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14495" calcext:value-type="float">
            <text:p>1693529914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14595" calcext:value-type="float">
            <text:p>1693529914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14695" calcext:value-type="float">
            <text:p>1693529914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14795" calcext:value-type="float">
            <text:p>1693529914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29914895" calcext:value-type="float">
            <text:p>1693529914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14995" calcext:value-type="float">
            <text:p>1693529914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15095" calcext:value-type="float">
            <text:p>1693529915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15195" calcext:value-type="float">
            <text:p>1693529915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15295" calcext:value-type="float">
            <text:p>1693529915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15395" calcext:value-type="float">
            <text:p>1693529915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15495" calcext:value-type="float">
            <text:p>1693529915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15595" calcext:value-type="float">
            <text:p>1693529915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15695" calcext:value-type="float">
            <text:p>1693529915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15795" calcext:value-type="float">
            <text:p>1693529915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15895" calcext:value-type="float">
            <text:p>1693529915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15995" calcext:value-type="float">
            <text:p>1693529915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16095" calcext:value-type="float">
            <text:p>1693529916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16195" calcext:value-type="float">
            <text:p>1693529916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16295" calcext:value-type="float">
            <text:p>1693529916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16395" calcext:value-type="float">
            <text:p>1693529916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16495" calcext:value-type="float">
            <text:p>1693529916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16595" calcext:value-type="float">
            <text:p>1693529916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16695" calcext:value-type="float">
            <text:p>1693529916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16795" calcext:value-type="float">
            <text:p>1693529916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16895" calcext:value-type="float">
            <text:p>1693529916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16995" calcext:value-type="float">
            <text:p>1693529916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17095" calcext:value-type="float">
            <text:p>1693529917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17195" calcext:value-type="float">
            <text:p>1693529917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17295" calcext:value-type="float">
            <text:p>1693529917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17395" calcext:value-type="float">
            <text:p>1693529917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17495" calcext:value-type="float">
            <text:p>1693529917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17595" calcext:value-type="float">
            <text:p>1693529917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17695" calcext:value-type="float">
            <text:p>1693529917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4" calcext:value-type="float">
            <text:p>7,04</text:p>
          </table:table-cell>
          <table:table-cell office:value-type="float" office:value="1693529917795" calcext:value-type="float">
            <text:p>1693529917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17895" calcext:value-type="float">
            <text:p>1693529917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17995" calcext:value-type="float">
            <text:p>1693529917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18095" calcext:value-type="float">
            <text:p>1693529918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18195" calcext:value-type="float">
            <text:p>1693529918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18295" calcext:value-type="float">
            <text:p>1693529918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3" calcext:value-type="float">
            <text:p>6,83</text:p>
          </table:table-cell>
          <table:table-cell office:value-type="float" office:value="1693529918395" calcext:value-type="float">
            <text:p>1693529918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18495" calcext:value-type="float">
            <text:p>1693529918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18595" calcext:value-type="float">
            <text:p>1693529918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18695" calcext:value-type="float">
            <text:p>1693529918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18795" calcext:value-type="float">
            <text:p>1693529918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18895" calcext:value-type="float">
            <text:p>1693529918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18995" calcext:value-type="float">
            <text:p>1693529918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19095" calcext:value-type="float">
            <text:p>1693529919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19195" calcext:value-type="float">
            <text:p>1693529919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3" calcext:value-type="float">
            <text:p>6,83</text:p>
          </table:table-cell>
          <table:table-cell office:value-type="float" office:value="1693529919295" calcext:value-type="float">
            <text:p>1693529919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19395" calcext:value-type="float">
            <text:p>1693529919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4" calcext:value-type="float">
            <text:p>7,04</text:p>
          </table:table-cell>
          <table:table-cell office:value-type="float" office:value="1693529919495" calcext:value-type="float">
            <text:p>1693529919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19595" calcext:value-type="float">
            <text:p>1693529919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19695" calcext:value-type="float">
            <text:p>1693529919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19795" calcext:value-type="float">
            <text:p>1693529919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19895" calcext:value-type="float">
            <text:p>1693529919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19995" calcext:value-type="float">
            <text:p>1693529919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20095" calcext:value-type="float">
            <text:p>1693529920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20195" calcext:value-type="float">
            <text:p>1693529920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20295" calcext:value-type="float">
            <text:p>1693529920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20395" calcext:value-type="float">
            <text:p>1693529920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20495" calcext:value-type="float">
            <text:p>1693529920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20595" calcext:value-type="float">
            <text:p>1693529920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20695" calcext:value-type="float">
            <text:p>1693529920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20795" calcext:value-type="float">
            <text:p>1693529920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20895" calcext:value-type="float">
            <text:p>1693529920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20995" calcext:value-type="float">
            <text:p>1693529920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21095" calcext:value-type="float">
            <text:p>1693529921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21195" calcext:value-type="float">
            <text:p>1693529921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21295" calcext:value-type="float">
            <text:p>1693529921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21395" calcext:value-type="float">
            <text:p>1693529921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4" calcext:value-type="float">
            <text:p>7,04</text:p>
          </table:table-cell>
          <table:table-cell office:value-type="float" office:value="1693529921495" calcext:value-type="float">
            <text:p>1693529921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21595" calcext:value-type="float">
            <text:p>1693529921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4" calcext:value-type="float">
            <text:p>7,04</text:p>
          </table:table-cell>
          <table:table-cell office:value-type="float" office:value="1693529921695" calcext:value-type="float">
            <text:p>1693529921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21795" calcext:value-type="float">
            <text:p>1693529921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21895" calcext:value-type="float">
            <text:p>1693529921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21995" calcext:value-type="float">
            <text:p>1693529921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22095" calcext:value-type="float">
            <text:p>1693529922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22195" calcext:value-type="float">
            <text:p>1693529922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22295" calcext:value-type="float">
            <text:p>1693529922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22395" calcext:value-type="float">
            <text:p>1693529922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22495" calcext:value-type="float">
            <text:p>1693529922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22595" calcext:value-type="float">
            <text:p>1693529922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22695" calcext:value-type="float">
            <text:p>1693529922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22795" calcext:value-type="float">
            <text:p>1693529922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22895" calcext:value-type="float">
            <text:p>1693529922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22995" calcext:value-type="float">
            <text:p>1693529922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23095" calcext:value-type="float">
            <text:p>1693529923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23195" calcext:value-type="float">
            <text:p>1693529923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23295" calcext:value-type="float">
            <text:p>1693529923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23395" calcext:value-type="float">
            <text:p>1693529923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23495" calcext:value-type="float">
            <text:p>1693529923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23595" calcext:value-type="float">
            <text:p>1693529923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23695" calcext:value-type="float">
            <text:p>1693529923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23795" calcext:value-type="float">
            <text:p>1693529923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23895" calcext:value-type="float">
            <text:p>1693529923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23995" calcext:value-type="float">
            <text:p>1693529923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24095" calcext:value-type="float">
            <text:p>1693529924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24195" calcext:value-type="float">
            <text:p>1693529924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24295" calcext:value-type="float">
            <text:p>1693529924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29924395" calcext:value-type="float">
            <text:p>1693529924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24495" calcext:value-type="float">
            <text:p>1693529924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24595" calcext:value-type="float">
            <text:p>1693529924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24695" calcext:value-type="float">
            <text:p>1693529924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24795" calcext:value-type="float">
            <text:p>1693529924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24895" calcext:value-type="float">
            <text:p>1693529924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24995" calcext:value-type="float">
            <text:p>1693529924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25095" calcext:value-type="float">
            <text:p>1693529925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9" calcext:value-type="float">
            <text:p>7,09</text:p>
          </table:table-cell>
          <table:table-cell office:value-type="float" office:value="1693529925195" calcext:value-type="float">
            <text:p>1693529925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25295" calcext:value-type="float">
            <text:p>1693529925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25395" calcext:value-type="float">
            <text:p>1693529925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25495" calcext:value-type="float">
            <text:p>1693529925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25595" calcext:value-type="float">
            <text:p>1693529925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25695" calcext:value-type="float">
            <text:p>1693529925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25795" calcext:value-type="float">
            <text:p>1693529925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25895" calcext:value-type="float">
            <text:p>1693529925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25995" calcext:value-type="float">
            <text:p>1693529925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26095" calcext:value-type="float">
            <text:p>1693529926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26195" calcext:value-type="float">
            <text:p>1693529926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26295" calcext:value-type="float">
            <text:p>1693529926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26395" calcext:value-type="float">
            <text:p>1693529926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26495" calcext:value-type="float">
            <text:p>1693529926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26595" calcext:value-type="float">
            <text:p>1693529926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26695" calcext:value-type="float">
            <text:p>1693529926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26795" calcext:value-type="float">
            <text:p>1693529926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26895" calcext:value-type="float">
            <text:p>1693529926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26995" calcext:value-type="float">
            <text:p>1693529926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27095" calcext:value-type="float">
            <text:p>1693529927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27195" calcext:value-type="float">
            <text:p>1693529927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27295" calcext:value-type="float">
            <text:p>1693529927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27395" calcext:value-type="float">
            <text:p>1693529927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27495" calcext:value-type="float">
            <text:p>1693529927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1" calcext:value-type="float">
            <text:p>7,1</text:p>
          </table:table-cell>
          <table:table-cell office:value-type="float" office:value="1693529927595" calcext:value-type="float">
            <text:p>1693529927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27695" calcext:value-type="float">
            <text:p>1693529927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27795" calcext:value-type="float">
            <text:p>1693529927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8" calcext:value-type="float">
            <text:p>7,28</text:p>
          </table:table-cell>
          <table:table-cell office:value-type="float" office:value="1693529927895" calcext:value-type="float">
            <text:p>1693529927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27995" calcext:value-type="float">
            <text:p>1693529927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28095" calcext:value-type="float">
            <text:p>1693529928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28195" calcext:value-type="float">
            <text:p>1693529928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28295" calcext:value-type="float">
            <text:p>1693529928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28395" calcext:value-type="float">
            <text:p>1693529928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28495" calcext:value-type="float">
            <text:p>1693529928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28595" calcext:value-type="float">
            <text:p>1693529928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28695" calcext:value-type="float">
            <text:p>1693529928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28795" calcext:value-type="float">
            <text:p>1693529928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28895" calcext:value-type="float">
            <text:p>1693529928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18" calcext:value-type="float">
            <text:p>7,18</text:p>
          </table:table-cell>
          <table:table-cell office:value-type="float" office:value="1693529928995" calcext:value-type="float">
            <text:p>1693529928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29095" calcext:value-type="float">
            <text:p>1693529929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29195" calcext:value-type="float">
            <text:p>1693529929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29295" calcext:value-type="float">
            <text:p>1693529929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29395" calcext:value-type="float">
            <text:p>1693529929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29495" calcext:value-type="float">
            <text:p>1693529929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29595" calcext:value-type="float">
            <text:p>1693529929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29695" calcext:value-type="float">
            <text:p>1693529929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29796" calcext:value-type="float">
            <text:p>1693529929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29895" calcext:value-type="float">
            <text:p>1693529929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29995" calcext:value-type="float">
            <text:p>1693529929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30095" calcext:value-type="float">
            <text:p>1693529930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30195" calcext:value-type="float">
            <text:p>1693529930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30295" calcext:value-type="float">
            <text:p>1693529930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30395" calcext:value-type="float">
            <text:p>1693529930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30495" calcext:value-type="float">
            <text:p>1693529930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30595" calcext:value-type="float">
            <text:p>1693529930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30695" calcext:value-type="float">
            <text:p>1693529930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30795" calcext:value-type="float">
            <text:p>1693529930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30895" calcext:value-type="float">
            <text:p>1693529930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30995" calcext:value-type="float">
            <text:p>1693529930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31095" calcext:value-type="float">
            <text:p>1693529931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31195" calcext:value-type="float">
            <text:p>1693529931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31295" calcext:value-type="float">
            <text:p>1693529931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31395" calcext:value-type="float">
            <text:p>1693529931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31495" calcext:value-type="float">
            <text:p>1693529931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31595" calcext:value-type="float">
            <text:p>1693529931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31695" calcext:value-type="float">
            <text:p>1693529931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31795" calcext:value-type="float">
            <text:p>1693529931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31895" calcext:value-type="float">
            <text:p>1693529931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9" calcext:value-type="float">
            <text:p>7,09</text:p>
          </table:table-cell>
          <table:table-cell office:value-type="float" office:value="1693529931995" calcext:value-type="float">
            <text:p>1693529931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32095" calcext:value-type="float">
            <text:p>1693529932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32195" calcext:value-type="float">
            <text:p>1693529932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32295" calcext:value-type="float">
            <text:p>1693529932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32395" calcext:value-type="float">
            <text:p>1693529932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32495" calcext:value-type="float">
            <text:p>1693529932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32595" calcext:value-type="float">
            <text:p>1693529932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32695" calcext:value-type="float">
            <text:p>1693529932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32796" calcext:value-type="float">
            <text:p>1693529932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32895" calcext:value-type="float">
            <text:p>1693529932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32995" calcext:value-type="float">
            <text:p>1693529932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33095" calcext:value-type="float">
            <text:p>1693529933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33195" calcext:value-type="float">
            <text:p>1693529933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33295" calcext:value-type="float">
            <text:p>1693529933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33395" calcext:value-type="float">
            <text:p>1693529933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33495" calcext:value-type="float">
            <text:p>1693529933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33595" calcext:value-type="float">
            <text:p>1693529933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11" calcext:value-type="float">
            <text:p>7,11</text:p>
          </table:table-cell>
          <table:table-cell office:value-type="float" office:value="1693529933695" calcext:value-type="float">
            <text:p>1693529933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33795" calcext:value-type="float">
            <text:p>1693529933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33895" calcext:value-type="float">
            <text:p>1693529933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33995" calcext:value-type="float">
            <text:p>1693529933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34095" calcext:value-type="float">
            <text:p>1693529934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34195" calcext:value-type="float">
            <text:p>1693529934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34295" calcext:value-type="float">
            <text:p>1693529934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34395" calcext:value-type="float">
            <text:p>1693529934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34495" calcext:value-type="float">
            <text:p>1693529934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29934595" calcext:value-type="float">
            <text:p>1693529934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34695" calcext:value-type="float">
            <text:p>1693529934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34795" calcext:value-type="float">
            <text:p>1693529934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34895" calcext:value-type="float">
            <text:p>1693529934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34995" calcext:value-type="float">
            <text:p>1693529934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3" calcext:value-type="float">
            <text:p>6,83</text:p>
          </table:table-cell>
          <table:table-cell office:value-type="float" office:value="1693529935095" calcext:value-type="float">
            <text:p>1693529935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35195" calcext:value-type="float">
            <text:p>1693529935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35295" calcext:value-type="float">
            <text:p>1693529935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35395" calcext:value-type="float">
            <text:p>1693529935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35495" calcext:value-type="float">
            <text:p>1693529935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35595" calcext:value-type="float">
            <text:p>1693529935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35695" calcext:value-type="float">
            <text:p>1693529935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35795" calcext:value-type="float">
            <text:p>1693529935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35895" calcext:value-type="float">
            <text:p>1693529935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35995" calcext:value-type="float">
            <text:p>1693529935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36095" calcext:value-type="float">
            <text:p>1693529936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36195" calcext:value-type="float">
            <text:p>1693529936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36295" calcext:value-type="float">
            <text:p>1693529936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7" calcext:value-type="float">
            <text:p>7,07</text:p>
          </table:table-cell>
          <table:table-cell office:value-type="float" office:value="1693529936395" calcext:value-type="float">
            <text:p>1693529936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36495" calcext:value-type="float">
            <text:p>1693529936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36595" calcext:value-type="float">
            <text:p>1693529936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36695" calcext:value-type="float">
            <text:p>1693529936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36795" calcext:value-type="float">
            <text:p>1693529936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36895" calcext:value-type="float">
            <text:p>1693529936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36995" calcext:value-type="float">
            <text:p>1693529936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37095" calcext:value-type="float">
            <text:p>1693529937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37195" calcext:value-type="float">
            <text:p>1693529937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9" calcext:value-type="float">
            <text:p>7,29</text:p>
          </table:table-cell>
          <table:table-cell office:value-type="float" office:value="1693529937295" calcext:value-type="float">
            <text:p>1693529937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37395" calcext:value-type="float">
            <text:p>1693529937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37495" calcext:value-type="float">
            <text:p>1693529937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37595" calcext:value-type="float">
            <text:p>1693529937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37695" calcext:value-type="float">
            <text:p>1693529937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6" calcext:value-type="float">
            <text:p>7,06</text:p>
          </table:table-cell>
          <table:table-cell office:value-type="float" office:value="1693529937796" calcext:value-type="float">
            <text:p>1693529937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37895" calcext:value-type="float">
            <text:p>1693529937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37995" calcext:value-type="float">
            <text:p>1693529937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38095" calcext:value-type="float">
            <text:p>1693529938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38195" calcext:value-type="float">
            <text:p>1693529938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38295" calcext:value-type="float">
            <text:p>1693529938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38395" calcext:value-type="float">
            <text:p>1693529938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38495" calcext:value-type="float">
            <text:p>1693529938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38595" calcext:value-type="float">
            <text:p>1693529938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38695" calcext:value-type="float">
            <text:p>1693529938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38795" calcext:value-type="float">
            <text:p>1693529938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38895" calcext:value-type="float">
            <text:p>1693529938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38995" calcext:value-type="float">
            <text:p>1693529938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39095" calcext:value-type="float">
            <text:p>1693529939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39195" calcext:value-type="float">
            <text:p>1693529939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39295" calcext:value-type="float">
            <text:p>1693529939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39395" calcext:value-type="float">
            <text:p>1693529939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39495" calcext:value-type="float">
            <text:p>1693529939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39595" calcext:value-type="float">
            <text:p>1693529939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39695" calcext:value-type="float">
            <text:p>1693529939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39795" calcext:value-type="float">
            <text:p>1693529939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39895" calcext:value-type="float">
            <text:p>1693529939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39995" calcext:value-type="float">
            <text:p>1693529939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40095" calcext:value-type="float">
            <text:p>1693529940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40195" calcext:value-type="float">
            <text:p>1693529940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40295" calcext:value-type="float">
            <text:p>1693529940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40395" calcext:value-type="float">
            <text:p>1693529940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40495" calcext:value-type="float">
            <text:p>1693529940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40595" calcext:value-type="float">
            <text:p>1693529940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40695" calcext:value-type="float">
            <text:p>1693529940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40795" calcext:value-type="float">
            <text:p>1693529940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40895" calcext:value-type="float">
            <text:p>1693529940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8" calcext:value-type="float">
            <text:p>7,08</text:p>
          </table:table-cell>
          <table:table-cell office:value-type="float" office:value="1693529940995" calcext:value-type="float">
            <text:p>1693529940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41095" calcext:value-type="float">
            <text:p>1693529941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41195" calcext:value-type="float">
            <text:p>1693529941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41295" calcext:value-type="float">
            <text:p>1693529941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41395" calcext:value-type="float">
            <text:p>1693529941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41495" calcext:value-type="float">
            <text:p>1693529941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41595" calcext:value-type="float">
            <text:p>1693529941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41695" calcext:value-type="float">
            <text:p>1693529941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41795" calcext:value-type="float">
            <text:p>1693529941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41895" calcext:value-type="float">
            <text:p>1693529941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41995" calcext:value-type="float">
            <text:p>1693529941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42095" calcext:value-type="float">
            <text:p>1693529942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4" calcext:value-type="float">
            <text:p>7,04</text:p>
          </table:table-cell>
          <table:table-cell office:value-type="float" office:value="1693529942195" calcext:value-type="float">
            <text:p>1693529942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42295" calcext:value-type="float">
            <text:p>1693529942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42395" calcext:value-type="float">
            <text:p>1693529942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5" calcext:value-type="float">
            <text:p>6,85</text:p>
          </table:table-cell>
          <table:table-cell office:value-type="float" office:value="1693529942495" calcext:value-type="float">
            <text:p>1693529942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4" calcext:value-type="float">
            <text:p>6,84</text:p>
          </table:table-cell>
          <table:table-cell office:value-type="float" office:value="1693529942595" calcext:value-type="float">
            <text:p>1693529942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42695" calcext:value-type="float">
            <text:p>1693529942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42796" calcext:value-type="float">
            <text:p>1693529942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42895" calcext:value-type="float">
            <text:p>1693529942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42995" calcext:value-type="float">
            <text:p>1693529942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43095" calcext:value-type="float">
            <text:p>1693529943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43195" calcext:value-type="float">
            <text:p>1693529943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43295" calcext:value-type="float">
            <text:p>1693529943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43395" calcext:value-type="float">
            <text:p>1693529943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43495" calcext:value-type="float">
            <text:p>1693529943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43595" calcext:value-type="float">
            <text:p>1693529943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43695" calcext:value-type="float">
            <text:p>1693529943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43795" calcext:value-type="float">
            <text:p>1693529943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5" calcext:value-type="float">
            <text:p>6,85</text:p>
          </table:table-cell>
          <table:table-cell office:value-type="float" office:value="1693529943895" calcext:value-type="float">
            <text:p>1693529943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43995" calcext:value-type="float">
            <text:p>1693529943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44096" calcext:value-type="float">
            <text:p>1693529944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44195" calcext:value-type="float">
            <text:p>1693529944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44295" calcext:value-type="float">
            <text:p>1693529944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44395" calcext:value-type="float">
            <text:p>1693529944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44495" calcext:value-type="float">
            <text:p>1693529944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44595" calcext:value-type="float">
            <text:p>1693529944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44695" calcext:value-type="float">
            <text:p>1693529944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44795" calcext:value-type="float">
            <text:p>1693529944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44895" calcext:value-type="float">
            <text:p>1693529944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44996" calcext:value-type="float">
            <text:p>1693529944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45095" calcext:value-type="float">
            <text:p>1693529945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45195" calcext:value-type="float">
            <text:p>1693529945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45295" calcext:value-type="float">
            <text:p>1693529945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45395" calcext:value-type="float">
            <text:p>1693529945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45495" calcext:value-type="float">
            <text:p>1693529945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45595" calcext:value-type="float">
            <text:p>1693529945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5" calcext:value-type="float">
            <text:p>6,85</text:p>
          </table:table-cell>
          <table:table-cell office:value-type="float" office:value="1693529945695" calcext:value-type="float">
            <text:p>1693529945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45795" calcext:value-type="float">
            <text:p>1693529945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45895" calcext:value-type="float">
            <text:p>1693529945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45995" calcext:value-type="float">
            <text:p>1693529945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1" calcext:value-type="float">
            <text:p>7,21</text:p>
          </table:table-cell>
          <table:table-cell office:value-type="float" office:value="1693529946095" calcext:value-type="float">
            <text:p>1693529946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46195" calcext:value-type="float">
            <text:p>1693529946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46296" calcext:value-type="float">
            <text:p>1693529946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46395" calcext:value-type="float">
            <text:p>1693529946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46495" calcext:value-type="float">
            <text:p>1693529946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46595" calcext:value-type="float">
            <text:p>1693529946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46696" calcext:value-type="float">
            <text:p>1693529946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46796" calcext:value-type="float">
            <text:p>1693529946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46895" calcext:value-type="float">
            <text:p>1693529946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46995" calcext:value-type="float">
            <text:p>1693529946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47095" calcext:value-type="float">
            <text:p>1693529947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47195" calcext:value-type="float">
            <text:p>1693529947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47295" calcext:value-type="float">
            <text:p>1693529947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47395" calcext:value-type="float">
            <text:p>1693529947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47495" calcext:value-type="float">
            <text:p>1693529947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47595" calcext:value-type="float">
            <text:p>1693529947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47695" calcext:value-type="float">
            <text:p>1693529947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47796" calcext:value-type="float">
            <text:p>1693529947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47895" calcext:value-type="float">
            <text:p>1693529947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47995" calcext:value-type="float">
            <text:p>1693529947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48095" calcext:value-type="float">
            <text:p>1693529948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48195" calcext:value-type="float">
            <text:p>1693529948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6" calcext:value-type="float">
            <text:p>6,86</text:p>
          </table:table-cell>
          <table:table-cell office:value-type="float" office:value="1693529948295" calcext:value-type="float">
            <text:p>1693529948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48395" calcext:value-type="float">
            <text:p>1693529948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48495" calcext:value-type="float">
            <text:p>1693529948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48595" calcext:value-type="float">
            <text:p>1693529948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48695" calcext:value-type="float">
            <text:p>1693529948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48795" calcext:value-type="float">
            <text:p>1693529948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48895" calcext:value-type="float">
            <text:p>1693529948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48995" calcext:value-type="float">
            <text:p>1693529948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49095" calcext:value-type="float">
            <text:p>1693529949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49195" calcext:value-type="float">
            <text:p>1693529949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49295" calcext:value-type="float">
            <text:p>1693529949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49395" calcext:value-type="float">
            <text:p>1693529949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49496" calcext:value-type="float">
            <text:p>1693529949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49596" calcext:value-type="float">
            <text:p>1693529949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49695" calcext:value-type="float">
            <text:p>1693529949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49795" calcext:value-type="float">
            <text:p>1693529949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49895" calcext:value-type="float">
            <text:p>1693529949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49995" calcext:value-type="float">
            <text:p>1693529949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50095" calcext:value-type="float">
            <text:p>16935299500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50195" calcext:value-type="float">
            <text:p>1693529950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50295" calcext:value-type="float">
            <text:p>1693529950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50396" calcext:value-type="float">
            <text:p>1693529950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50495" calcext:value-type="float">
            <text:p>1693529950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50595" calcext:value-type="float">
            <text:p>1693529950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50695" calcext:value-type="float">
            <text:p>1693529950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50795" calcext:value-type="float">
            <text:p>16935299507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50895" calcext:value-type="float">
            <text:p>16935299508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50995" calcext:value-type="float">
            <text:p>1693529950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51096" calcext:value-type="float">
            <text:p>1693529951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51195" calcext:value-type="float">
            <text:p>1693529951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51295" calcext:value-type="float">
            <text:p>1693529951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51395" calcext:value-type="float">
            <text:p>1693529951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6" calcext:value-type="float">
            <text:p>6,86</text:p>
          </table:table-cell>
          <table:table-cell office:value-type="float" office:value="1693529951495" calcext:value-type="float">
            <text:p>1693529951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51595" calcext:value-type="float">
            <text:p>1693529951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51696" calcext:value-type="float">
            <text:p>1693529951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51796" calcext:value-type="float">
            <text:p>1693529951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51896" calcext:value-type="float">
            <text:p>1693529951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51995" calcext:value-type="float">
            <text:p>1693529951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52096" calcext:value-type="float">
            <text:p>1693529952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52195" calcext:value-type="float">
            <text:p>1693529952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52295" calcext:value-type="float">
            <text:p>16935299522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52396" calcext:value-type="float">
            <text:p>1693529952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5" calcext:value-type="float">
            <text:p>7,25</text:p>
          </table:table-cell>
          <table:table-cell office:value-type="float" office:value="1693529952496" calcext:value-type="float">
            <text:p>1693529952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52596" calcext:value-type="float">
            <text:p>1693529952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52696" calcext:value-type="float">
            <text:p>1693529952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29952796" calcext:value-type="float">
            <text:p>1693529952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52896" calcext:value-type="float">
            <text:p>1693529952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" calcext:value-type="float">
            <text:p>6,8</text:p>
          </table:table-cell>
          <table:table-cell office:value-type="float" office:value="1693529952996" calcext:value-type="float">
            <text:p>1693529952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53096" calcext:value-type="float">
            <text:p>1693529953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53195" calcext:value-type="float">
            <text:p>16935299531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7" calcext:value-type="float">
            <text:p>7,07</text:p>
          </table:table-cell>
          <table:table-cell office:value-type="float" office:value="1693529953296" calcext:value-type="float">
            <text:p>1693529953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53395" calcext:value-type="float">
            <text:p>16935299533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53495" calcext:value-type="float">
            <text:p>16935299534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53595" calcext:value-type="float">
            <text:p>16935299535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53696" calcext:value-type="float">
            <text:p>1693529953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1" calcext:value-type="float">
            <text:p>7,1</text:p>
          </table:table-cell>
          <table:table-cell office:value-type="float" office:value="1693529953796" calcext:value-type="float">
            <text:p>1693529953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" calcext:value-type="float">
            <text:p>7,2</text:p>
          </table:table-cell>
          <table:table-cell office:value-type="float" office:value="1693529953896" calcext:value-type="float">
            <text:p>1693529953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53995" calcext:value-type="float">
            <text:p>16935299539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54096" calcext:value-type="float">
            <text:p>1693529954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54196" calcext:value-type="float">
            <text:p>1693529954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54296" calcext:value-type="float">
            <text:p>1693529954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54396" calcext:value-type="float">
            <text:p>1693529954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8" calcext:value-type="float">
            <text:p>7,08</text:p>
          </table:table-cell>
          <table:table-cell office:value-type="float" office:value="1693529954496" calcext:value-type="float">
            <text:p>1693529954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54596" calcext:value-type="float">
            <text:p>1693529954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54695" calcext:value-type="float">
            <text:p>169352995469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" calcext:value-type="float">
            <text:p>7,2</text:p>
          </table:table-cell>
          <table:table-cell office:value-type="float" office:value="1693529954796" calcext:value-type="float">
            <text:p>1693529954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54896" calcext:value-type="float">
            <text:p>1693529954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54996" calcext:value-type="float">
            <text:p>1693529954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55096" calcext:value-type="float">
            <text:p>1693529955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55196" calcext:value-type="float">
            <text:p>1693529955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55296" calcext:value-type="float">
            <text:p>1693529955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55396" calcext:value-type="float">
            <text:p>1693529955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55496" calcext:value-type="float">
            <text:p>1693529955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55596" calcext:value-type="float">
            <text:p>1693529955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55696" calcext:value-type="float">
            <text:p>1693529955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55796" calcext:value-type="float">
            <text:p>1693529955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55896" calcext:value-type="float">
            <text:p>1693529955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55996" calcext:value-type="float">
            <text:p>1693529955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56096" calcext:value-type="float">
            <text:p>1693529956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56196" calcext:value-type="float">
            <text:p>1693529956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56296" calcext:value-type="float">
            <text:p>1693529956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56396" calcext:value-type="float">
            <text:p>1693529956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56496" calcext:value-type="float">
            <text:p>1693529956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56596" calcext:value-type="float">
            <text:p>1693529956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56696" calcext:value-type="float">
            <text:p>1693529956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56796" calcext:value-type="float">
            <text:p>1693529956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56896" calcext:value-type="float">
            <text:p>1693529956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56996" calcext:value-type="float">
            <text:p>1693529956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6" calcext:value-type="float">
            <text:p>6,86</text:p>
          </table:table-cell>
          <table:table-cell office:value-type="float" office:value="1693529957096" calcext:value-type="float">
            <text:p>1693529957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57196" calcext:value-type="float">
            <text:p>1693529957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57296" calcext:value-type="float">
            <text:p>1693529957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57396" calcext:value-type="float">
            <text:p>1693529957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57496" calcext:value-type="float">
            <text:p>1693529957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57596" calcext:value-type="float">
            <text:p>1693529957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57696" calcext:value-type="float">
            <text:p>1693529957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57796" calcext:value-type="float">
            <text:p>1693529957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57896" calcext:value-type="float">
            <text:p>1693529957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57996" calcext:value-type="float">
            <text:p>1693529957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58096" calcext:value-type="float">
            <text:p>1693529958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58196" calcext:value-type="float">
            <text:p>1693529958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58296" calcext:value-type="float">
            <text:p>1693529958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58396" calcext:value-type="float">
            <text:p>1693529958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58496" calcext:value-type="float">
            <text:p>1693529958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58596" calcext:value-type="float">
            <text:p>1693529958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58696" calcext:value-type="float">
            <text:p>1693529958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58796" calcext:value-type="float">
            <text:p>1693529958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58896" calcext:value-type="float">
            <text:p>1693529958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58996" calcext:value-type="float">
            <text:p>1693529958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59096" calcext:value-type="float">
            <text:p>1693529959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59196" calcext:value-type="float">
            <text:p>1693529959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59296" calcext:value-type="float">
            <text:p>1693529959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59396" calcext:value-type="float">
            <text:p>1693529959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59496" calcext:value-type="float">
            <text:p>1693529959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59596" calcext:value-type="float">
            <text:p>1693529959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59696" calcext:value-type="float">
            <text:p>1693529959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59796" calcext:value-type="float">
            <text:p>1693529959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59896" calcext:value-type="float">
            <text:p>1693529959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59996" calcext:value-type="float">
            <text:p>1693529959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60096" calcext:value-type="float">
            <text:p>1693529960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60196" calcext:value-type="float">
            <text:p>1693529960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60296" calcext:value-type="float">
            <text:p>1693529960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60396" calcext:value-type="float">
            <text:p>1693529960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60496" calcext:value-type="float">
            <text:p>1693529960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60596" calcext:value-type="float">
            <text:p>1693529960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60696" calcext:value-type="float">
            <text:p>1693529960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3" calcext:value-type="float">
            <text:p>7,23</text:p>
          </table:table-cell>
          <table:table-cell office:value-type="float" office:value="1693529960796" calcext:value-type="float">
            <text:p>1693529960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60896" calcext:value-type="float">
            <text:p>1693529960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60996" calcext:value-type="float">
            <text:p>1693529960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61096" calcext:value-type="float">
            <text:p>1693529961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5" calcext:value-type="float">
            <text:p>6,85</text:p>
          </table:table-cell>
          <table:table-cell office:value-type="float" office:value="1693529961196" calcext:value-type="float">
            <text:p>1693529961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61296" calcext:value-type="float">
            <text:p>1693529961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61396" calcext:value-type="float">
            <text:p>1693529961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29961496" calcext:value-type="float">
            <text:p>1693529961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61596" calcext:value-type="float">
            <text:p>1693529961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61696" calcext:value-type="float">
            <text:p>1693529961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61796" calcext:value-type="float">
            <text:p>1693529961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61896" calcext:value-type="float">
            <text:p>1693529961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61996" calcext:value-type="float">
            <text:p>1693529961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62096" calcext:value-type="float">
            <text:p>1693529962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62196" calcext:value-type="float">
            <text:p>1693529962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4" calcext:value-type="float">
            <text:p>6,84</text:p>
          </table:table-cell>
          <table:table-cell office:value-type="float" office:value="1693529962296" calcext:value-type="float">
            <text:p>1693529962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62396" calcext:value-type="float">
            <text:p>1693529962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62496" calcext:value-type="float">
            <text:p>1693529962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62596" calcext:value-type="float">
            <text:p>1693529962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62696" calcext:value-type="float">
            <text:p>1693529962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62796" calcext:value-type="float">
            <text:p>1693529962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62896" calcext:value-type="float">
            <text:p>1693529962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62996" calcext:value-type="float">
            <text:p>1693529962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63096" calcext:value-type="float">
            <text:p>1693529963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63196" calcext:value-type="float">
            <text:p>1693529963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63296" calcext:value-type="float">
            <text:p>1693529963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63396" calcext:value-type="float">
            <text:p>1693529963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63496" calcext:value-type="float">
            <text:p>1693529963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63596" calcext:value-type="float">
            <text:p>1693529963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63696" calcext:value-type="float">
            <text:p>1693529963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63796" calcext:value-type="float">
            <text:p>1693529963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63896" calcext:value-type="float">
            <text:p>1693529963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63996" calcext:value-type="float">
            <text:p>1693529963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64096" calcext:value-type="float">
            <text:p>1693529964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64196" calcext:value-type="float">
            <text:p>1693529964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64296" calcext:value-type="float">
            <text:p>1693529964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64396" calcext:value-type="float">
            <text:p>1693529964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64496" calcext:value-type="float">
            <text:p>1693529964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64596" calcext:value-type="float">
            <text:p>1693529964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5" calcext:value-type="float">
            <text:p>6,85</text:p>
          </table:table-cell>
          <table:table-cell office:value-type="float" office:value="1693529964696" calcext:value-type="float">
            <text:p>1693529964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64796" calcext:value-type="float">
            <text:p>1693529964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64896" calcext:value-type="float">
            <text:p>1693529964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64996" calcext:value-type="float">
            <text:p>1693529964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65096" calcext:value-type="float">
            <text:p>1693529965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65196" calcext:value-type="float">
            <text:p>1693529965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65296" calcext:value-type="float">
            <text:p>1693529965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65396" calcext:value-type="float">
            <text:p>1693529965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65496" calcext:value-type="float">
            <text:p>1693529965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65596" calcext:value-type="float">
            <text:p>1693529965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65696" calcext:value-type="float">
            <text:p>1693529965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15" calcext:value-type="float">
            <text:p>7,15</text:p>
          </table:table-cell>
          <table:table-cell office:value-type="float" office:value="1693529965796" calcext:value-type="float">
            <text:p>1693529965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65896" calcext:value-type="float">
            <text:p>1693529965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65996" calcext:value-type="float">
            <text:p>1693529965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4" calcext:value-type="float">
            <text:p>7,04</text:p>
          </table:table-cell>
          <table:table-cell office:value-type="float" office:value="1693529966096" calcext:value-type="float">
            <text:p>1693529966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1" calcext:value-type="float">
            <text:p>7,1</text:p>
          </table:table-cell>
          <table:table-cell office:value-type="float" office:value="1693529966196" calcext:value-type="float">
            <text:p>1693529966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66296" calcext:value-type="float">
            <text:p>1693529966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66396" calcext:value-type="float">
            <text:p>1693529966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66496" calcext:value-type="float">
            <text:p>1693529966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66596" calcext:value-type="float">
            <text:p>1693529966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66696" calcext:value-type="float">
            <text:p>1693529966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66796" calcext:value-type="float">
            <text:p>1693529966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66896" calcext:value-type="float">
            <text:p>1693529966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66996" calcext:value-type="float">
            <text:p>1693529966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67096" calcext:value-type="float">
            <text:p>1693529967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67196" calcext:value-type="float">
            <text:p>1693529967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67296" calcext:value-type="float">
            <text:p>1693529967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67396" calcext:value-type="float">
            <text:p>1693529967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67496" calcext:value-type="float">
            <text:p>1693529967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67596" calcext:value-type="float">
            <text:p>1693529967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67696" calcext:value-type="float">
            <text:p>1693529967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67796" calcext:value-type="float">
            <text:p>1693529967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67896" calcext:value-type="float">
            <text:p>1693529967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67996" calcext:value-type="float">
            <text:p>1693529967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68096" calcext:value-type="float">
            <text:p>1693529968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6" calcext:value-type="float">
            <text:p>7,06</text:p>
          </table:table-cell>
          <table:table-cell office:value-type="float" office:value="1693529968196" calcext:value-type="float">
            <text:p>1693529968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68296" calcext:value-type="float">
            <text:p>1693529968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68396" calcext:value-type="float">
            <text:p>1693529968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68496" calcext:value-type="float">
            <text:p>1693529968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68596" calcext:value-type="float">
            <text:p>1693529968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68696" calcext:value-type="float">
            <text:p>1693529968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68796" calcext:value-type="float">
            <text:p>1693529968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68896" calcext:value-type="float">
            <text:p>1693529968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68996" calcext:value-type="float">
            <text:p>1693529968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69096" calcext:value-type="float">
            <text:p>1693529969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69196" calcext:value-type="float">
            <text:p>1693529969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69296" calcext:value-type="float">
            <text:p>1693529969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69396" calcext:value-type="float">
            <text:p>1693529969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69496" calcext:value-type="float">
            <text:p>1693529969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69596" calcext:value-type="float">
            <text:p>1693529969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69796" calcext:value-type="float">
            <text:p>1693529969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69896" calcext:value-type="float">
            <text:p>1693529969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69996" calcext:value-type="float">
            <text:p>1693529969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70096" calcext:value-type="float">
            <text:p>1693529970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70196" calcext:value-type="float">
            <text:p>1693529970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70296" calcext:value-type="float">
            <text:p>1693529970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70396" calcext:value-type="float">
            <text:p>1693529970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3" calcext:value-type="float">
            <text:p>7,3</text:p>
          </table:table-cell>
          <table:table-cell office:value-type="float" office:value="1693529970496" calcext:value-type="float">
            <text:p>1693529970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70596" calcext:value-type="float">
            <text:p>1693529970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70696" calcext:value-type="float">
            <text:p>1693529970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70796" calcext:value-type="float">
            <text:p>1693529970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70896" calcext:value-type="float">
            <text:p>1693529970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70996" calcext:value-type="float">
            <text:p>1693529970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71096" calcext:value-type="float">
            <text:p>1693529971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71196" calcext:value-type="float">
            <text:p>1693529971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71296" calcext:value-type="float">
            <text:p>1693529971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71396" calcext:value-type="float">
            <text:p>1693529971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71496" calcext:value-type="float">
            <text:p>1693529971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71596" calcext:value-type="float">
            <text:p>1693529971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36" calcext:value-type="float">
            <text:p>7,36</text:p>
          </table:table-cell>
          <table:table-cell office:value-type="float" office:value="1693529971696" calcext:value-type="float">
            <text:p>1693529971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71796" calcext:value-type="float">
            <text:p>1693529971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2" calcext:value-type="float">
            <text:p>6,82</text:p>
          </table:table-cell>
          <table:table-cell office:value-type="float" office:value="1693529971896" calcext:value-type="float">
            <text:p>1693529971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71996" calcext:value-type="float">
            <text:p>1693529971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72096" calcext:value-type="float">
            <text:p>1693529972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72196" calcext:value-type="float">
            <text:p>1693529972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72296" calcext:value-type="float">
            <text:p>1693529972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72396" calcext:value-type="float">
            <text:p>1693529972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72496" calcext:value-type="float">
            <text:p>1693529972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5" calcext:value-type="float">
            <text:p>6,85</text:p>
          </table:table-cell>
          <table:table-cell office:value-type="float" office:value="1693529972596" calcext:value-type="float">
            <text:p>1693529972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72696" calcext:value-type="float">
            <text:p>1693529972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72796" calcext:value-type="float">
            <text:p>1693529972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72896" calcext:value-type="float">
            <text:p>1693529972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72996" calcext:value-type="float">
            <text:p>1693529972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73096" calcext:value-type="float">
            <text:p>1693529973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73196" calcext:value-type="float">
            <text:p>1693529973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73296" calcext:value-type="float">
            <text:p>1693529973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73396" calcext:value-type="float">
            <text:p>1693529973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73496" calcext:value-type="float">
            <text:p>1693529973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73596" calcext:value-type="float">
            <text:p>1693529973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73696" calcext:value-type="float">
            <text:p>1693529973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73796" calcext:value-type="float">
            <text:p>1693529973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73896" calcext:value-type="float">
            <text:p>1693529973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29973996" calcext:value-type="float">
            <text:p>1693529973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74096" calcext:value-type="float">
            <text:p>1693529974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29974196" calcext:value-type="float">
            <text:p>1693529974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74296" calcext:value-type="float">
            <text:p>1693529974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74396" calcext:value-type="float">
            <text:p>1693529974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74496" calcext:value-type="float">
            <text:p>1693529974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4" calcext:value-type="float">
            <text:p>7,04</text:p>
          </table:table-cell>
          <table:table-cell office:value-type="float" office:value="1693529974596" calcext:value-type="float">
            <text:p>1693529974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74696" calcext:value-type="float">
            <text:p>1693529974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1" calcext:value-type="float">
            <text:p>6,81</text:p>
          </table:table-cell>
          <table:table-cell office:value-type="float" office:value="1693529974796" calcext:value-type="float">
            <text:p>1693529974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" calcext:value-type="float">
            <text:p>6,8</text:p>
          </table:table-cell>
          <table:table-cell office:value-type="float" office:value="1693529974896" calcext:value-type="float">
            <text:p>1693529974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74996" calcext:value-type="float">
            <text:p>1693529974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75096" calcext:value-type="float">
            <text:p>1693529975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75196" calcext:value-type="float">
            <text:p>1693529975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75296" calcext:value-type="float">
            <text:p>1693529975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75396" calcext:value-type="float">
            <text:p>1693529975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75496" calcext:value-type="float">
            <text:p>1693529975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75596" calcext:value-type="float">
            <text:p>1693529975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75696" calcext:value-type="float">
            <text:p>1693529975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75796" calcext:value-type="float">
            <text:p>1693529975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75896" calcext:value-type="float">
            <text:p>1693529975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75996" calcext:value-type="float">
            <text:p>1693529975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76096" calcext:value-type="float">
            <text:p>1693529976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76196" calcext:value-type="float">
            <text:p>1693529976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76296" calcext:value-type="float">
            <text:p>1693529976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76396" calcext:value-type="float">
            <text:p>1693529976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76496" calcext:value-type="float">
            <text:p>1693529976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76596" calcext:value-type="float">
            <text:p>1693529976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4" calcext:value-type="float">
            <text:p>7,04</text:p>
          </table:table-cell>
          <table:table-cell office:value-type="float" office:value="1693529976696" calcext:value-type="float">
            <text:p>1693529976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3" calcext:value-type="float">
            <text:p>6,83</text:p>
          </table:table-cell>
          <table:table-cell office:value-type="float" office:value="1693529976796" calcext:value-type="float">
            <text:p>1693529976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76896" calcext:value-type="float">
            <text:p>1693529976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4" calcext:value-type="float">
            <text:p>7,04</text:p>
          </table:table-cell>
          <table:table-cell office:value-type="float" office:value="1693529976996" calcext:value-type="float">
            <text:p>1693529976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77096" calcext:value-type="float">
            <text:p>1693529977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77196" calcext:value-type="float">
            <text:p>1693529977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77296" calcext:value-type="float">
            <text:p>1693529977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77396" calcext:value-type="float">
            <text:p>1693529977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77496" calcext:value-type="float">
            <text:p>1693529977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77596" calcext:value-type="float">
            <text:p>1693529977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77696" calcext:value-type="float">
            <text:p>1693529977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77796" calcext:value-type="float">
            <text:p>1693529977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77896" calcext:value-type="float">
            <text:p>1693529977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77997" calcext:value-type="float">
            <text:p>169352997799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78096" calcext:value-type="float">
            <text:p>1693529978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78196" calcext:value-type="float">
            <text:p>1693529978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78296" calcext:value-type="float">
            <text:p>1693529978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78396" calcext:value-type="float">
            <text:p>1693529978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78496" calcext:value-type="float">
            <text:p>1693529978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78596" calcext:value-type="float">
            <text:p>1693529978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78696" calcext:value-type="float">
            <text:p>1693529978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78796" calcext:value-type="float">
            <text:p>1693529978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78896" calcext:value-type="float">
            <text:p>1693529978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8" calcext:value-type="float">
            <text:p>7,08</text:p>
          </table:table-cell>
          <table:table-cell office:value-type="float" office:value="1693529978996" calcext:value-type="float">
            <text:p>1693529978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79096" calcext:value-type="float">
            <text:p>1693529979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29979196" calcext:value-type="float">
            <text:p>1693529979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79296" calcext:value-type="float">
            <text:p>1693529979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7" calcext:value-type="float">
            <text:p>7,07</text:p>
          </table:table-cell>
          <table:table-cell office:value-type="float" office:value="1693529979396" calcext:value-type="float">
            <text:p>1693529979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79496" calcext:value-type="float">
            <text:p>1693529979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79596" calcext:value-type="float">
            <text:p>1693529979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79696" calcext:value-type="float">
            <text:p>1693529979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79796" calcext:value-type="float">
            <text:p>1693529979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79896" calcext:value-type="float">
            <text:p>1693529979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79996" calcext:value-type="float">
            <text:p>1693529979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80096" calcext:value-type="float">
            <text:p>1693529980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80196" calcext:value-type="float">
            <text:p>1693529980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80296" calcext:value-type="float">
            <text:p>1693529980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80396" calcext:value-type="float">
            <text:p>1693529980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80496" calcext:value-type="float">
            <text:p>1693529980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80596" calcext:value-type="float">
            <text:p>1693529980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80696" calcext:value-type="float">
            <text:p>1693529980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80796" calcext:value-type="float">
            <text:p>1693529980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80896" calcext:value-type="float">
            <text:p>1693529980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80996" calcext:value-type="float">
            <text:p>1693529980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81096" calcext:value-type="float">
            <text:p>1693529981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81196" calcext:value-type="float">
            <text:p>1693529981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81296" calcext:value-type="float">
            <text:p>1693529981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81396" calcext:value-type="float">
            <text:p>1693529981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81496" calcext:value-type="float">
            <text:p>1693529981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81596" calcext:value-type="float">
            <text:p>1693529981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81696" calcext:value-type="float">
            <text:p>1693529981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81796" calcext:value-type="float">
            <text:p>1693529981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81896" calcext:value-type="float">
            <text:p>1693529981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81996" calcext:value-type="float">
            <text:p>1693529981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82096" calcext:value-type="float">
            <text:p>1693529982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6" calcext:value-type="float">
            <text:p>7,06</text:p>
          </table:table-cell>
          <table:table-cell office:value-type="float" office:value="1693529982196" calcext:value-type="float">
            <text:p>1693529982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82296" calcext:value-type="float">
            <text:p>1693529982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82396" calcext:value-type="float">
            <text:p>1693529982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82496" calcext:value-type="float">
            <text:p>1693529982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82596" calcext:value-type="float">
            <text:p>1693529982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82696" calcext:value-type="float">
            <text:p>1693529982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82796" calcext:value-type="float">
            <text:p>1693529982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6" calcext:value-type="float">
            <text:p>6,86</text:p>
          </table:table-cell>
          <table:table-cell office:value-type="float" office:value="1693529982896" calcext:value-type="float">
            <text:p>1693529982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82996" calcext:value-type="float">
            <text:p>1693529982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83096" calcext:value-type="float">
            <text:p>1693529983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3" calcext:value-type="float">
            <text:p>7,3</text:p>
          </table:table-cell>
          <table:table-cell office:value-type="float" office:value="1693529983196" calcext:value-type="float">
            <text:p>1693529983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83296" calcext:value-type="float">
            <text:p>1693529983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29983396" calcext:value-type="float">
            <text:p>1693529983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83496" calcext:value-type="float">
            <text:p>1693529983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83596" calcext:value-type="float">
            <text:p>1693529983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83696" calcext:value-type="float">
            <text:p>1693529983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83796" calcext:value-type="float">
            <text:p>1693529983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9" calcext:value-type="float">
            <text:p>7,09</text:p>
          </table:table-cell>
          <table:table-cell office:value-type="float" office:value="1693529983896" calcext:value-type="float">
            <text:p>1693529983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8" calcext:value-type="float">
            <text:p>7,28</text:p>
          </table:table-cell>
          <table:table-cell office:value-type="float" office:value="1693529983996" calcext:value-type="float">
            <text:p>1693529983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84096" calcext:value-type="float">
            <text:p>1693529984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84196" calcext:value-type="float">
            <text:p>1693529984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84296" calcext:value-type="float">
            <text:p>1693529984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84396" calcext:value-type="float">
            <text:p>1693529984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84496" calcext:value-type="float">
            <text:p>1693529984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29984596" calcext:value-type="float">
            <text:p>1693529984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84696" calcext:value-type="float">
            <text:p>1693529984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84796" calcext:value-type="float">
            <text:p>1693529984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84896" calcext:value-type="float">
            <text:p>1693529984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84996" calcext:value-type="float">
            <text:p>1693529984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85096" calcext:value-type="float">
            <text:p>1693529985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85196" calcext:value-type="float">
            <text:p>1693529985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85296" calcext:value-type="float">
            <text:p>1693529985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85396" calcext:value-type="float">
            <text:p>1693529985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85496" calcext:value-type="float">
            <text:p>1693529985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1" calcext:value-type="float">
            <text:p>6,81</text:p>
          </table:table-cell>
          <table:table-cell office:value-type="float" office:value="1693529985596" calcext:value-type="float">
            <text:p>1693529985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85696" calcext:value-type="float">
            <text:p>1693529985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85796" calcext:value-type="float">
            <text:p>1693529985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85896" calcext:value-type="float">
            <text:p>1693529985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4" calcext:value-type="float">
            <text:p>6,84</text:p>
          </table:table-cell>
          <table:table-cell office:value-type="float" office:value="1693529985996" calcext:value-type="float">
            <text:p>1693529985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86096" calcext:value-type="float">
            <text:p>1693529986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86196" calcext:value-type="float">
            <text:p>1693529986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86296" calcext:value-type="float">
            <text:p>1693529986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86396" calcext:value-type="float">
            <text:p>1693529986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86496" calcext:value-type="float">
            <text:p>1693529986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86596" calcext:value-type="float">
            <text:p>1693529986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86696" calcext:value-type="float">
            <text:p>1693529986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86796" calcext:value-type="float">
            <text:p>1693529986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86896" calcext:value-type="float">
            <text:p>1693529986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86996" calcext:value-type="float">
            <text:p>1693529986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87096" calcext:value-type="float">
            <text:p>1693529987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87196" calcext:value-type="float">
            <text:p>1693529987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87296" calcext:value-type="float">
            <text:p>1693529987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87396" calcext:value-type="float">
            <text:p>1693529987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87496" calcext:value-type="float">
            <text:p>1693529987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87596" calcext:value-type="float">
            <text:p>1693529987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87696" calcext:value-type="float">
            <text:p>1693529987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87796" calcext:value-type="float">
            <text:p>1693529987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87896" calcext:value-type="float">
            <text:p>1693529987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87996" calcext:value-type="float">
            <text:p>1693529987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88096" calcext:value-type="float">
            <text:p>1693529988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88196" calcext:value-type="float">
            <text:p>1693529988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88296" calcext:value-type="float">
            <text:p>1693529988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88396" calcext:value-type="float">
            <text:p>1693529988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88496" calcext:value-type="float">
            <text:p>1693529988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88596" calcext:value-type="float">
            <text:p>1693529988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88696" calcext:value-type="float">
            <text:p>1693529988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88796" calcext:value-type="float">
            <text:p>1693529988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88896" calcext:value-type="float">
            <text:p>1693529988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88996" calcext:value-type="float">
            <text:p>1693529988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89096" calcext:value-type="float">
            <text:p>1693529989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89196" calcext:value-type="float">
            <text:p>1693529989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89296" calcext:value-type="float">
            <text:p>1693529989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89396" calcext:value-type="float">
            <text:p>1693529989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89496" calcext:value-type="float">
            <text:p>1693529989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29989596" calcext:value-type="float">
            <text:p>1693529989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89696" calcext:value-type="float">
            <text:p>1693529989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3" calcext:value-type="float">
            <text:p>6,83</text:p>
          </table:table-cell>
          <table:table-cell office:value-type="float" office:value="1693529989796" calcext:value-type="float">
            <text:p>1693529989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89896" calcext:value-type="float">
            <text:p>1693529989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89996" calcext:value-type="float">
            <text:p>1693529989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90096" calcext:value-type="float">
            <text:p>1693529990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1" calcext:value-type="float">
            <text:p>7,21</text:p>
          </table:table-cell>
          <table:table-cell office:value-type="float" office:value="1693529990196" calcext:value-type="float">
            <text:p>1693529990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90296" calcext:value-type="float">
            <text:p>1693529990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90396" calcext:value-type="float">
            <text:p>1693529990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29990496" calcext:value-type="float">
            <text:p>1693529990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90596" calcext:value-type="float">
            <text:p>1693529990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90696" calcext:value-type="float">
            <text:p>1693529990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90796" calcext:value-type="float">
            <text:p>1693529990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90896" calcext:value-type="float">
            <text:p>1693529990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90996" calcext:value-type="float">
            <text:p>1693529990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91096" calcext:value-type="float">
            <text:p>1693529991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91196" calcext:value-type="float">
            <text:p>1693529991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91296" calcext:value-type="float">
            <text:p>1693529991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91396" calcext:value-type="float">
            <text:p>1693529991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29991496" calcext:value-type="float">
            <text:p>1693529991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91596" calcext:value-type="float">
            <text:p>1693529991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91696" calcext:value-type="float">
            <text:p>1693529991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91796" calcext:value-type="float">
            <text:p>1693529991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91896" calcext:value-type="float">
            <text:p>1693529991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91996" calcext:value-type="float">
            <text:p>1693529991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92096" calcext:value-type="float">
            <text:p>1693529992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29992196" calcext:value-type="float">
            <text:p>1693529992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92296" calcext:value-type="float">
            <text:p>1693529992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92396" calcext:value-type="float">
            <text:p>1693529992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4" calcext:value-type="float">
            <text:p>6,84</text:p>
          </table:table-cell>
          <table:table-cell office:value-type="float" office:value="1693529992496" calcext:value-type="float">
            <text:p>1693529992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6" calcext:value-type="float">
            <text:p>6,86</text:p>
          </table:table-cell>
          <table:table-cell office:value-type="float" office:value="1693529992596" calcext:value-type="float">
            <text:p>1693529992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92696" calcext:value-type="float">
            <text:p>1693529992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92796" calcext:value-type="float">
            <text:p>1693529992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29992896" calcext:value-type="float">
            <text:p>1693529992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92996" calcext:value-type="float">
            <text:p>1693529992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93096" calcext:value-type="float">
            <text:p>1693529993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4" calcext:value-type="float">
            <text:p>7,04</text:p>
          </table:table-cell>
          <table:table-cell office:value-type="float" office:value="1693529993196" calcext:value-type="float">
            <text:p>1693529993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93296" calcext:value-type="float">
            <text:p>1693529993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93396" calcext:value-type="float">
            <text:p>1693529993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93496" calcext:value-type="float">
            <text:p>1693529993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93596" calcext:value-type="float">
            <text:p>1693529993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93696" calcext:value-type="float">
            <text:p>1693529993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93796" calcext:value-type="float">
            <text:p>1693529993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93896" calcext:value-type="float">
            <text:p>1693529993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93996" calcext:value-type="float">
            <text:p>1693529993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33" calcext:value-type="float">
            <text:p>7,33</text:p>
          </table:table-cell>
          <table:table-cell office:value-type="float" office:value="1693529994096" calcext:value-type="float">
            <text:p>1693529994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94196" calcext:value-type="float">
            <text:p>1693529994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29994296" calcext:value-type="float">
            <text:p>1693529994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94396" calcext:value-type="float">
            <text:p>1693529994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6" calcext:value-type="float">
            <text:p>6,86</text:p>
          </table:table-cell>
          <table:table-cell office:value-type="float" office:value="1693529994496" calcext:value-type="float">
            <text:p>1693529994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94596" calcext:value-type="float">
            <text:p>1693529994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94696" calcext:value-type="float">
            <text:p>1693529994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94796" calcext:value-type="float">
            <text:p>1693529994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94896" calcext:value-type="float">
            <text:p>1693529994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94996" calcext:value-type="float">
            <text:p>1693529994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95096" calcext:value-type="float">
            <text:p>1693529995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95196" calcext:value-type="float">
            <text:p>1693529995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95296" calcext:value-type="float">
            <text:p>1693529995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95396" calcext:value-type="float">
            <text:p>1693529995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95496" calcext:value-type="float">
            <text:p>1693529995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95596" calcext:value-type="float">
            <text:p>1693529995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95696" calcext:value-type="float">
            <text:p>1693529995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29995796" calcext:value-type="float">
            <text:p>1693529995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3" calcext:value-type="float">
            <text:p>7,23</text:p>
          </table:table-cell>
          <table:table-cell office:value-type="float" office:value="1693529995896" calcext:value-type="float">
            <text:p>1693529995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29995996" calcext:value-type="float">
            <text:p>1693529995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96096" calcext:value-type="float">
            <text:p>1693529996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96196" calcext:value-type="float">
            <text:p>1693529996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96296" calcext:value-type="float">
            <text:p>1693529996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29996396" calcext:value-type="float">
            <text:p>1693529996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96496" calcext:value-type="float">
            <text:p>1693529996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96596" calcext:value-type="float">
            <text:p>1693529996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96696" calcext:value-type="float">
            <text:p>1693529996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3" calcext:value-type="float">
            <text:p>7,23</text:p>
          </table:table-cell>
          <table:table-cell office:value-type="float" office:value="1693529996796" calcext:value-type="float">
            <text:p>1693529996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1" calcext:value-type="float">
            <text:p>7,21</text:p>
          </table:table-cell>
          <table:table-cell office:value-type="float" office:value="1693529996896" calcext:value-type="float">
            <text:p>1693529996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36" calcext:value-type="float">
            <text:p>7,36</text:p>
          </table:table-cell>
          <table:table-cell office:value-type="float" office:value="1693529996996" calcext:value-type="float">
            <text:p>1693529996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29997096" calcext:value-type="float">
            <text:p>1693529997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97196" calcext:value-type="float">
            <text:p>1693529997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97296" calcext:value-type="float">
            <text:p>1693529997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97396" calcext:value-type="float">
            <text:p>1693529997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29997496" calcext:value-type="float">
            <text:p>1693529997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29997596" calcext:value-type="float">
            <text:p>1693529997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3" calcext:value-type="float">
            <text:p>7,23</text:p>
          </table:table-cell>
          <table:table-cell office:value-type="float" office:value="1693529997696" calcext:value-type="float">
            <text:p>1693529997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97796" calcext:value-type="float">
            <text:p>1693529997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13" calcext:value-type="float">
            <text:p>7,13</text:p>
          </table:table-cell>
          <table:table-cell office:value-type="float" office:value="1693529997896" calcext:value-type="float">
            <text:p>1693529997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3" calcext:value-type="float">
            <text:p>7,23</text:p>
          </table:table-cell>
          <table:table-cell office:value-type="float" office:value="1693529997996" calcext:value-type="float">
            <text:p>1693529997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98096" calcext:value-type="float">
            <text:p>1693529998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29998196" calcext:value-type="float">
            <text:p>1693529998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29998296" calcext:value-type="float">
            <text:p>1693529998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8" calcext:value-type="float">
            <text:p>7,8</text:p>
          </table:table-cell>
          <table:table-cell office:value-type="float" office:value="1693529998396" calcext:value-type="float">
            <text:p>1693529998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35" calcext:value-type="float">
            <text:p>7,35</text:p>
          </table:table-cell>
          <table:table-cell office:value-type="float" office:value="1693529998496" calcext:value-type="float">
            <text:p>1693529998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72" calcext:value-type="float">
            <text:p>7,72</text:p>
          </table:table-cell>
          <table:table-cell office:value-type="float" office:value="1693529998596" calcext:value-type="float">
            <text:p>1693529998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98696" calcext:value-type="float">
            <text:p>1693529998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29998796" calcext:value-type="float">
            <text:p>1693529998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98896" calcext:value-type="float">
            <text:p>1693529998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29998996" calcext:value-type="float">
            <text:p>1693529998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29999096" calcext:value-type="float">
            <text:p>1693529999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99196" calcext:value-type="float">
            <text:p>1693529999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99296" calcext:value-type="float">
            <text:p>1693529999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29999396" calcext:value-type="float">
            <text:p>1693529999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29999496" calcext:value-type="float">
            <text:p>1693529999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1" calcext:value-type="float">
            <text:p>7,21</text:p>
          </table:table-cell>
          <table:table-cell office:value-type="float" office:value="1693529999596" calcext:value-type="float">
            <text:p>1693529999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13" calcext:value-type="float">
            <text:p>7,13</text:p>
          </table:table-cell>
          <table:table-cell office:value-type="float" office:value="1693529999696" calcext:value-type="float">
            <text:p>1693529999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29999796" calcext:value-type="float">
            <text:p>1693529999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29999896" calcext:value-type="float">
            <text:p>1693529999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13" calcext:value-type="float">
            <text:p>7,13</text:p>
          </table:table-cell>
          <table:table-cell office:value-type="float" office:value="1693529999996" calcext:value-type="float">
            <text:p>1693529999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30000096" calcext:value-type="float">
            <text:p>1693530000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6" calcext:value-type="float">
            <text:p>6,86</text:p>
          </table:table-cell>
          <table:table-cell office:value-type="float" office:value="1693530000196" calcext:value-type="float">
            <text:p>1693530000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13" calcext:value-type="float">
            <text:p>7,13</text:p>
          </table:table-cell>
          <table:table-cell office:value-type="float" office:value="1693530000296" calcext:value-type="float">
            <text:p>1693530000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1" calcext:value-type="float">
            <text:p>6,81</text:p>
          </table:table-cell>
          <table:table-cell office:value-type="float" office:value="1693530000396" calcext:value-type="float">
            <text:p>1693530000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4" calcext:value-type="float">
            <text:p>6,84</text:p>
          </table:table-cell>
          <table:table-cell office:value-type="float" office:value="1693530000496" calcext:value-type="float">
            <text:p>1693530000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000596" calcext:value-type="float">
            <text:p>1693530000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56" calcext:value-type="float">
            <text:p>7,56</text:p>
          </table:table-cell>
          <table:table-cell office:value-type="float" office:value="1693530000696" calcext:value-type="float">
            <text:p>1693530000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53" calcext:value-type="float">
            <text:p>7,53</text:p>
          </table:table-cell>
          <table:table-cell office:value-type="float" office:value="1693530000796" calcext:value-type="float">
            <text:p>1693530000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1" calcext:value-type="float">
            <text:p>7,01</text:p>
          </table:table-cell>
          <table:table-cell office:value-type="float" office:value="1693530000896" calcext:value-type="float">
            <text:p>1693530000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4" calcext:value-type="float">
            <text:p>6,84</text:p>
          </table:table-cell>
          <table:table-cell office:value-type="float" office:value="1693530000996" calcext:value-type="float">
            <text:p>1693530000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001096" calcext:value-type="float">
            <text:p>1693530001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31" calcext:value-type="float">
            <text:p>7,31</text:p>
          </table:table-cell>
          <table:table-cell office:value-type="float" office:value="1693530001196" calcext:value-type="float">
            <text:p>1693530001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001296" calcext:value-type="float">
            <text:p>1693530001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001396" calcext:value-type="float">
            <text:p>1693530001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001496" calcext:value-type="float">
            <text:p>1693530001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1" calcext:value-type="float">
            <text:p>6,81</text:p>
          </table:table-cell>
          <table:table-cell office:value-type="float" office:value="1693530001596" calcext:value-type="float">
            <text:p>1693530001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8" calcext:value-type="float">
            <text:p>6,88</text:p>
          </table:table-cell>
          <table:table-cell office:value-type="float" office:value="1693530001696" calcext:value-type="float">
            <text:p>1693530001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47" calcext:value-type="float">
            <text:p>7,47</text:p>
          </table:table-cell>
          <table:table-cell office:value-type="float" office:value="1693530001796" calcext:value-type="float">
            <text:p>1693530001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2" calcext:value-type="float">
            <text:p>6,82</text:p>
          </table:table-cell>
          <table:table-cell office:value-type="float" office:value="1693530001896" calcext:value-type="float">
            <text:p>1693530001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6" calcext:value-type="float">
            <text:p>6,86</text:p>
          </table:table-cell>
          <table:table-cell office:value-type="float" office:value="1693530001996" calcext:value-type="float">
            <text:p>1693530001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9" calcext:value-type="float">
            <text:p>7,09</text:p>
          </table:table-cell>
          <table:table-cell office:value-type="float" office:value="1693530002096" calcext:value-type="float">
            <text:p>1693530002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002196" calcext:value-type="float">
            <text:p>1693530002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30002296" calcext:value-type="float">
            <text:p>1693530002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43" calcext:value-type="float">
            <text:p>7,43</text:p>
          </table:table-cell>
          <table:table-cell office:value-type="float" office:value="1693530002396" calcext:value-type="float">
            <text:p>1693530002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55" calcext:value-type="float">
            <text:p>7,55</text:p>
          </table:table-cell>
          <table:table-cell office:value-type="float" office:value="1693530002496" calcext:value-type="float">
            <text:p>1693530002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002596" calcext:value-type="float">
            <text:p>1693530002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002696" calcext:value-type="float">
            <text:p>1693530002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9" calcext:value-type="float">
            <text:p>6,89</text:p>
          </table:table-cell>
          <table:table-cell office:value-type="float" office:value="1693530002797" calcext:value-type="float">
            <text:p>169353000279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002896" calcext:value-type="float">
            <text:p>1693530002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002996" calcext:value-type="float">
            <text:p>1693530002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003096" calcext:value-type="float">
            <text:p>1693530003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003196" calcext:value-type="float">
            <text:p>1693530003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4" calcext:value-type="float">
            <text:p>6,84</text:p>
          </table:table-cell>
          <table:table-cell office:value-type="float" office:value="1693530003296" calcext:value-type="float">
            <text:p>1693530003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003396" calcext:value-type="float">
            <text:p>1693530003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003496" calcext:value-type="float">
            <text:p>1693530003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003596" calcext:value-type="float">
            <text:p>1693530003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30003696" calcext:value-type="float">
            <text:p>1693530003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003796" calcext:value-type="float">
            <text:p>1693530003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003896" calcext:value-type="float">
            <text:p>1693530003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003996" calcext:value-type="float">
            <text:p>1693530003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004096" calcext:value-type="float">
            <text:p>1693530004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004196" calcext:value-type="float">
            <text:p>1693530004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004296" calcext:value-type="float">
            <text:p>1693530004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004397" calcext:value-type="float">
            <text:p>169353000439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004496" calcext:value-type="float">
            <text:p>1693530004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004596" calcext:value-type="float">
            <text:p>1693530004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004696" calcext:value-type="float">
            <text:p>1693530004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004796" calcext:value-type="float">
            <text:p>1693530004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004896" calcext:value-type="float">
            <text:p>1693530004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19" calcext:value-type="float">
            <text:p>7,19</text:p>
          </table:table-cell>
          <table:table-cell office:value-type="float" office:value="1693530004996" calcext:value-type="float">
            <text:p>1693530004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38" calcext:value-type="float">
            <text:p>7,38</text:p>
          </table:table-cell>
          <table:table-cell office:value-type="float" office:value="1693530005096" calcext:value-type="float">
            <text:p>1693530005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36" calcext:value-type="float">
            <text:p>7,36</text:p>
          </table:table-cell>
          <table:table-cell office:value-type="float" office:value="1693530005196" calcext:value-type="float">
            <text:p>1693530005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4" calcext:value-type="float">
            <text:p>7,24</text:p>
          </table:table-cell>
          <table:table-cell office:value-type="float" office:value="1693530005296" calcext:value-type="float">
            <text:p>1693530005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1" calcext:value-type="float">
            <text:p>7,21</text:p>
          </table:table-cell>
          <table:table-cell office:value-type="float" office:value="1693530005396" calcext:value-type="float">
            <text:p>1693530005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30005496" calcext:value-type="float">
            <text:p>1693530005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6" calcext:value-type="float">
            <text:p>7,26</text:p>
          </table:table-cell>
          <table:table-cell office:value-type="float" office:value="1693530005596" calcext:value-type="float">
            <text:p>1693530005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7" calcext:value-type="float">
            <text:p>7,27</text:p>
          </table:table-cell>
          <table:table-cell office:value-type="float" office:value="1693530005696" calcext:value-type="float">
            <text:p>1693530005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30005796" calcext:value-type="float">
            <text:p>1693530005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11" calcext:value-type="float">
            <text:p>7,11</text:p>
          </table:table-cell>
          <table:table-cell office:value-type="float" office:value="1693530005896" calcext:value-type="float">
            <text:p>1693530005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" calcext:value-type="float">
            <text:p>7,2</text:p>
          </table:table-cell>
          <table:table-cell office:value-type="float" office:value="1693530005996" calcext:value-type="float">
            <text:p>1693530005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3" calcext:value-type="float">
            <text:p>6,83</text:p>
          </table:table-cell>
          <table:table-cell office:value-type="float" office:value="1693530006096" calcext:value-type="float">
            <text:p>1693530006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47" calcext:value-type="float">
            <text:p>7,47</text:p>
          </table:table-cell>
          <table:table-cell office:value-type="float" office:value="1693530006196" calcext:value-type="float">
            <text:p>1693530006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33" calcext:value-type="float">
            <text:p>7,33</text:p>
          </table:table-cell>
          <table:table-cell office:value-type="float" office:value="1693530006296" calcext:value-type="float">
            <text:p>1693530006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16" calcext:value-type="float">
            <text:p>7,16</text:p>
          </table:table-cell>
          <table:table-cell office:value-type="float" office:value="1693530006396" calcext:value-type="float">
            <text:p>1693530006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8" calcext:value-type="float">
            <text:p>7,28</text:p>
          </table:table-cell>
          <table:table-cell office:value-type="float" office:value="1693530006496" calcext:value-type="float">
            <text:p>1693530006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006596" calcext:value-type="float">
            <text:p>1693530006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006696" calcext:value-type="float">
            <text:p>1693530006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30006796" calcext:value-type="float">
            <text:p>1693530006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1" calcext:value-type="float">
            <text:p>7,21</text:p>
          </table:table-cell>
          <table:table-cell office:value-type="float" office:value="1693530006896" calcext:value-type="float">
            <text:p>1693530006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30006996" calcext:value-type="float">
            <text:p>1693530006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7" calcext:value-type="float">
            <text:p>6,87</text:p>
          </table:table-cell>
          <table:table-cell office:value-type="float" office:value="1693530007096" calcext:value-type="float">
            <text:p>1693530007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9" calcext:value-type="float">
            <text:p>6,99</text:p>
          </table:table-cell>
          <table:table-cell office:value-type="float" office:value="1693530007196" calcext:value-type="float">
            <text:p>1693530007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007296" calcext:value-type="float">
            <text:p>1693530007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1" calcext:value-type="float">
            <text:p>7,1</text:p>
          </table:table-cell>
          <table:table-cell office:value-type="float" office:value="1693530007396" calcext:value-type="float">
            <text:p>1693530007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6" calcext:value-type="float">
            <text:p>7,06</text:p>
          </table:table-cell>
          <table:table-cell office:value-type="float" office:value="1693530007496" calcext:value-type="float">
            <text:p>1693530007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3" calcext:value-type="float">
            <text:p>7,3</text:p>
          </table:table-cell>
          <table:table-cell office:value-type="float" office:value="1693530007596" calcext:value-type="float">
            <text:p>1693530007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3" calcext:value-type="float">
            <text:p>7,23</text:p>
          </table:table-cell>
          <table:table-cell office:value-type="float" office:value="1693530007696" calcext:value-type="float">
            <text:p>1693530007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32" calcext:value-type="float">
            <text:p>7,32</text:p>
          </table:table-cell>
          <table:table-cell office:value-type="float" office:value="1693530007797" calcext:value-type="float">
            <text:p>169353000779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8" calcext:value-type="float">
            <text:p>7,08</text:p>
          </table:table-cell>
          <table:table-cell office:value-type="float" office:value="1693530007896" calcext:value-type="float">
            <text:p>1693530007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007997" calcext:value-type="float">
            <text:p>169353000799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2" calcext:value-type="float">
            <text:p>6,92</text:p>
          </table:table-cell>
          <table:table-cell office:value-type="float" office:value="1693530008096" calcext:value-type="float">
            <text:p>1693530008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17" calcext:value-type="float">
            <text:p>7,17</text:p>
          </table:table-cell>
          <table:table-cell office:value-type="float" office:value="1693530008196" calcext:value-type="float">
            <text:p>1693530008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1" calcext:value-type="float">
            <text:p>6,91</text:p>
          </table:table-cell>
          <table:table-cell office:value-type="float" office:value="1693530008296" calcext:value-type="float">
            <text:p>1693530008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5" calcext:value-type="float">
            <text:p>6,85</text:p>
          </table:table-cell>
          <table:table-cell office:value-type="float" office:value="1693530008396" calcext:value-type="float">
            <text:p>1693530008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4" calcext:value-type="float">
            <text:p>6,94</text:p>
          </table:table-cell>
          <table:table-cell office:value-type="float" office:value="1693530008496" calcext:value-type="float">
            <text:p>1693530008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008596" calcext:value-type="float">
            <text:p>1693530008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008696" calcext:value-type="float">
            <text:p>1693530008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008796" calcext:value-type="float">
            <text:p>1693530008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008896" calcext:value-type="float">
            <text:p>1693530008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008996" calcext:value-type="float">
            <text:p>1693530008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009097" calcext:value-type="float">
            <text:p>169353000909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009197" calcext:value-type="float">
            <text:p>169353000919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6" calcext:value-type="float">
            <text:p>6,86</text:p>
          </table:table-cell>
          <table:table-cell office:value-type="float" office:value="1693530009296" calcext:value-type="float">
            <text:p>1693530009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" calcext:value-type="float">
            <text:p>6,9</text:p>
          </table:table-cell>
          <table:table-cell office:value-type="float" office:value="1693530009396" calcext:value-type="float">
            <text:p>1693530009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6" calcext:value-type="float">
            <text:p>6,96</text:p>
          </table:table-cell>
          <table:table-cell office:value-type="float" office:value="1693530009496" calcext:value-type="float">
            <text:p>1693530009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86" calcext:value-type="float">
            <text:p>6,86</text:p>
          </table:table-cell>
          <table:table-cell office:value-type="float" office:value="1693530009596" calcext:value-type="float">
            <text:p>1693530009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9" calcext:value-type="float">
            <text:p>7,09</text:p>
          </table:table-cell>
          <table:table-cell office:value-type="float" office:value="1693530009696" calcext:value-type="float">
            <text:p>1693530009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3" calcext:value-type="float">
            <text:p>7,03</text:p>
          </table:table-cell>
          <table:table-cell office:value-type="float" office:value="1693530009798" calcext:value-type="float">
            <text:p>169353000979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11" calcext:value-type="float">
            <text:p>7,11</text:p>
          </table:table-cell>
          <table:table-cell office:value-type="float" office:value="1693530009896" calcext:value-type="float">
            <text:p>1693530009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6" calcext:value-type="float">
            <text:p>7,06</text:p>
          </table:table-cell>
          <table:table-cell office:value-type="float" office:value="1693530009996" calcext:value-type="float">
            <text:p>1693530009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30010096" calcext:value-type="float">
            <text:p>1693530010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30010196" calcext:value-type="float">
            <text:p>1693530010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6" calcext:value-type="float">
            <text:p>7,06</text:p>
          </table:table-cell>
          <table:table-cell office:value-type="float" office:value="1693530010296" calcext:value-type="float">
            <text:p>1693530010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4" calcext:value-type="float">
            <text:p>7,04</text:p>
          </table:table-cell>
          <table:table-cell office:value-type="float" office:value="1693530010396" calcext:value-type="float">
            <text:p>1693530010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2" calcext:value-type="float">
            <text:p>7,02</text:p>
          </table:table-cell>
          <table:table-cell office:value-type="float" office:value="1693530010496" calcext:value-type="float">
            <text:p>1693530010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7" calcext:value-type="float">
            <text:p>6,97</text:p>
          </table:table-cell>
          <table:table-cell office:value-type="float" office:value="1693530010596" calcext:value-type="float">
            <text:p>1693530010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8" calcext:value-type="float">
            <text:p>6,98</text:p>
          </table:table-cell>
          <table:table-cell office:value-type="float" office:value="1693530010696" calcext:value-type="float">
            <text:p>1693530010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" calcext:value-type="float">
            <text:p>7</text:p>
          </table:table-cell>
          <table:table-cell office:value-type="float" office:value="1693530010796" calcext:value-type="float">
            <text:p>1693530010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3" calcext:value-type="float">
            <text:p>6,93</text:p>
          </table:table-cell>
          <table:table-cell office:value-type="float" office:value="1693530010896" calcext:value-type="float">
            <text:p>1693530010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14" calcext:value-type="float">
            <text:p>7,14</text:p>
          </table:table-cell>
          <table:table-cell office:value-type="float" office:value="1693530010996" calcext:value-type="float">
            <text:p>1693530010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7" calcext:value-type="float">
            <text:p>7,07</text:p>
          </table:table-cell>
          <table:table-cell office:value-type="float" office:value="1693530011096" calcext:value-type="float">
            <text:p>1693530011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6.95" calcext:value-type="float">
            <text:p>6,95</text:p>
          </table:table-cell>
          <table:table-cell office:value-type="float" office:value="1693530011196" calcext:value-type="float">
            <text:p>1693530011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13" calcext:value-type="float">
            <text:p>7,13</text:p>
          </table:table-cell>
          <table:table-cell office:value-type="float" office:value="1693530011296" calcext:value-type="float">
            <text:p>1693530011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5" calcext:value-type="float">
            <text:p>7,05</text:p>
          </table:table-cell>
          <table:table-cell office:value-type="float" office:value="1693530011396" calcext:value-type="float">
            <text:p>1693530011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8" calcext:value-type="float">
            <text:p>7,28</text:p>
          </table:table-cell>
          <table:table-cell office:value-type="float" office:value="1693530011496" calcext:value-type="float">
            <text:p>1693530011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1" calcext:value-type="float">
            <text:p>7,1</text:p>
          </table:table-cell>
          <table:table-cell office:value-type="float" office:value="1693530011596" calcext:value-type="float">
            <text:p>1693530011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1" calcext:value-type="float">
            <text:p>7,21</text:p>
          </table:table-cell>
          <table:table-cell office:value-type="float" office:value="1693530011696" calcext:value-type="float">
            <text:p>16935300116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7" calcext:value-type="float">
            <text:p>7,27</text:p>
          </table:table-cell>
          <table:table-cell office:value-type="float" office:value="1693530011796" calcext:value-type="float">
            <text:p>16935300117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19" calcext:value-type="float">
            <text:p>7,19</text:p>
          </table:table-cell>
          <table:table-cell office:value-type="float" office:value="1693530011896" calcext:value-type="float">
            <text:p>16935300118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09" calcext:value-type="float">
            <text:p>7,09</text:p>
          </table:table-cell>
          <table:table-cell office:value-type="float" office:value="1693530011996" calcext:value-type="float">
            <text:p>16935300119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31" calcext:value-type="float">
            <text:p>7,31</text:p>
          </table:table-cell>
          <table:table-cell office:value-type="float" office:value="1693530012096" calcext:value-type="float">
            <text:p>16935300120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" calcext:value-type="float">
            <text:p>7,2</text:p>
          </table:table-cell>
          <table:table-cell office:value-type="float" office:value="1693530012196" calcext:value-type="float">
            <text:p>16935300121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4" calcext:value-type="float">
            <text:p>7,24</text:p>
          </table:table-cell>
          <table:table-cell office:value-type="float" office:value="1693530012296" calcext:value-type="float">
            <text:p>16935300122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29" calcext:value-type="float">
            <text:p>7,29</text:p>
          </table:table-cell>
          <table:table-cell office:value-type="float" office:value="1693530012396" calcext:value-type="float">
            <text:p>16935300123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19" calcext:value-type="float">
            <text:p>7,19</text:p>
          </table:table-cell>
          <table:table-cell office:value-type="float" office:value="1693530012496" calcext:value-type="float">
            <text:p>16935300124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33" calcext:value-type="float">
            <text:p>7,33</text:p>
          </table:table-cell>
          <table:table-cell office:value-type="float" office:value="1693530012596" calcext:value-type="float">
            <text:p>169353001259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7.15" calcext:value-type="float">
            <text:p>7,15</text:p>
          </table:table-cell>
          <table:table-cell office:value-type="float" office:value="1693530012696" calcext:value-type="float">
            <text:p>16935300126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9T19:26:21.441872434</dc:date>
    <meta:editing-duration>PT36S</meta:editing-duration>
    <meta:editing-cycles>1</meta:editing-cycles>
    <meta:document-statistic meta:table-count="1" meta:cell-count="328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8.996cm" xlink:href=".." xlink:type="simple" chart:class="chart:line" chart:style-name="ch1">
        <chart:legend chart:legend-position="end" svg:x="14.279cm" svg:y="4.199cm" style:legend-expansion="high" chart:style-name="ch2"/>
        <chart:plot-area chart:style-name="ch3" table:cell-range-address="exp2p3.B1:exp2p3.B1094" chart:data-source-has-labels="row" svg:x="0.719cm" svg:y="0.474cm" svg:width="13.634cm" svg:height="8.504cm">
          <chartooo:coordinate-region svg:x="1.446cm" svg:y="0.673cm" svg:width="12.907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2p3.B2:exp2p3.B1094" chart:label-cell-address="exp2p3.B1:exp2p3.B1" chart:class="chart:line">
            <chart:data-point chart:repeated="109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ge</text:p>
                <draw:g>
                  <svg:desc>exp2p3.B1:exp2p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04">
                <text:p>7.04</text:p>
                <draw:g>
                  <svg:desc>exp2p3.B2:exp2p3.B10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7.15">
                <text:p>7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